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l" table:style-name="ta1">
        <table:shapes>
          <draw:frame draw:z-index="0" draw:style-name="gr1" draw:text-style-name="P1" svg:width="159.99mm" svg:height="89.99mm" svg:x="35.26mm" svg:y="353.21mm">
            <draw:object draw:notify-on-update-of-ranges="call.C1:call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0.0012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.0037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0.0062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0.0087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0.01127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0.0137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0.0162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0.0187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0.0213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0.0238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0.0263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0.0288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313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0.0338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0.0363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0.0388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0.041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0.0438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0.046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0.0488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0.05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0.053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0.056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0.058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61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0.063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0.0664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0.068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0.071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0.073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0.076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0.0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0.0814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839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0.08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0.088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91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0.093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0.096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98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0.101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0.104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0.1065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0.109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0.11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0.114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0.116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0.119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0.1215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0.124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0.126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0.129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0.13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0.134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0.136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0.139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0.14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0.144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0.146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0.149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0.151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0.154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0.156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0.159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0.16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0.164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0.166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0.169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0.171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0.174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0.176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0.179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0.18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0.184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0.18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0.189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0.191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0.194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0.196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0.199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0.20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0.204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0.206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0.209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0.21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0.2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0.216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0.21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0.22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0.224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0.22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0.229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0.23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0.234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0.23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0.239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0.24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0.244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0.24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0.249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25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0.254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0.256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259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0.26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264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0.266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0.269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0.27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.274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276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0.279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.28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.284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.28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0.289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.29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294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0.296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.299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.30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.304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0.307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0.309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31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.314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317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319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0.32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0.324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327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329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0.33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334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337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339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0.34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0.344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0.347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0.349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35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0.354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0.3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359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.36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0.364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.367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0.369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0.37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374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377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0.379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.38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.384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38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0.389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39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0.394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0.397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399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40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0.404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0.407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0.409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0.41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0.414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0.417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0.419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0.42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424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0.427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0.429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0.43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0.434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.437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0.439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44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444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0.447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0.44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0.45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0.454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457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.459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0.46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0.464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0.467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0.469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0.47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0.474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0.477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0.479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0.48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0.48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487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0.48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.49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0.494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0.497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0.50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0.505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507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0.51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0.51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.51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0.517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520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0.52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0.525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0.527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0.53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0.53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.535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0.537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0.540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0.54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0.545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0.547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0.55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0.55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0.555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0.557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0.560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0.56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0.565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.567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0.57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0.57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0.575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0.577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0.58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0.58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0.585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0.587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0.59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0.59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0.595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0.597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0.600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0.60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0.605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0.607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.61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0.61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0.615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0.617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0.62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0.62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0.625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0.627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0.63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0.63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0.635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0.63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0.64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6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0.645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0.647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0.650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0.65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0.655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0.65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0.66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0.66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0.665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0.667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0.67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0.67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0.675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0.67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0.680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0.68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0.685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0.687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0.69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0.69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0.695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0.697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0.700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0.70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0.705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0.708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0.71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0.71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0.715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0.718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0.720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0.72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0.725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0.728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0.730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0.73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0.735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0.73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0.74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0.74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0.745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0.748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0.75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0.75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0.755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0.758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0.76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0.76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0.765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0.768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0.770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0.773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0.775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0.778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0.78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0.78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0.7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0.788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0.79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0.79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0.795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0.798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0.80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0.80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0.805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0.808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0.81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0.81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0.815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0.818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0.82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0.823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0.825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0.828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0.830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0.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0.835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0.838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0.84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0.84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0.845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0.848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0.850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0.85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0.855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0.858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0.86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0.863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0.865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0.868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0.87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0.873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0.875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0.878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0.88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0.883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0.885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0.888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0.89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0.893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0.895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0.898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0.90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0.90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0.906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0.908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0.91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0.913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0.916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0.918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0.92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0.923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0.926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0.92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0.93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0.933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0.936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0.938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0.94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0.943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0.946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0.948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0.95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0.95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0.956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0.958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0.96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0.963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0.966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0.968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0.97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0.97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0.976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0.978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0.98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0.983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0.986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0.988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0.99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0.993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0.996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0.99874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6:36:18.242533136</dc:date>
    <meta:editing-duration>PT1M20S</meta:editing-duration>
    <meta:editing-cycles>1</meta:editing-cycles>
    <meta:document-statistic meta:table-count="1" meta:cell-count="119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call.C1:call.C100" svg:x="0.32cm" svg:y="0.18cm" svg:width="13.097cm" svg:height="8.64cm">
          <chartooo:coordinate-region svg:x="0.941cm" svg:y="0.379cm" svg:width="12.47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l.C1:call.C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">
                <text:p>57</text:p>
                <draw:g>
                  <svg:desc>call.C1:call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